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Cadre1" text:anchor-type="paragraph" svg:x="11.247cm" svg:y="0.201cm" svg:width="5.487cm" draw:z-index="0"><draw:text-box fo:min-height="3.348cm"><text:p text:style-name="Standard">entreprise FoodLion</text:p><text:p text:style-name="Standard">3 av. des lions</text:p><text:p text:style-name="Standard">service achat</text:p><text:p text:style-name="Standard">31000 Toulouse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Cadre2" text:anchor-type="paragraph" svg:x="0.164cm" svg:y="0.407cm" svg:width="8.599cm" draw:z-index="1"><draw:text-box fo:min-height="4.071cm"><text:p text:style-name="Standard">[V_US_LNAME] [V_US_FNAME]</text:p><text:p text:style-name="Standard">[V_US_SOCIETY]</text:p><text:p text:style-name="Standard">[V_US_WORKADDR] [V_US_WORKPOSTALCODE] [V_US_WORKTOWN]</text:p><text:p text:style-name="Standard"/><text:p text:style-name="Standard">Le <text:date style:data-style-name="N37" text:date-value="2008-02-26T15:23:11.97" text:fixed="true">26/02/08</text:date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[IF US_SOCIETY] THE SOCITY <text:s/>[IF US_LNAME] Nom [ENDIF US_LNAME][ENDIF US_SOCIETY]</text:p>
      <text:p text:style-name="Standard"/>
      <text:p text:style-name="Standard">[IF US_LNAME] Nom [ENDIF US_LNAME]</text:p>
      <text:p text:style-name="Standard">Spécialités :</text:p>
      <text:p text:style-name="Standard"/>
      <text:list xml:id="list1759854977" text:style-name="L1">
        <text:list-item>
          <text:p text:style-name="P1">[V_US_SPECIALITE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Eric Brison</meta:initial-creator>
    <meta:creation-date>2008-02-26T15:15:34</meta:creation-date>
    <dc:creator>Eric Brison</dc:creator>
    <dc:date>2010-07-28T17:40:43</dc:date>
    <meta:editing-cycles>6</meta:editing-cycles>
    <meta:editing-duration>PT00H12M30S</meta:editing-duration>
    <meta:document-statistic meta:table-count="0" meta:image-count="0" meta:object-count="0" meta:page-count="1" meta:paragraph-count="12" meta:word-count="37" meta:character-count="310"/>
    <meta:user-defined meta:name="Info 1"/>
    <meta:user-defined meta:name="Info 2"/>
    <meta:user-defined meta:name="Info 3"/>
    <meta:user-defined meta:name="Info 4"/>
  </office:meta>
</office:document-meta>
</file>